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668cm" fo:min-width="4.482cm"/>
    </style:style>
    <style:style style:name="gr2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766cm" fo:min-width="4.58cm"/>
    </style:style>
    <style:style style:name="gr3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02cm" fo:min-width="2.04cm"/>
    </style:style>
    <style:style style:name="gr4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767cm" fo:min-width="1.638cm"/>
    </style:style>
    <style:style style:name="gr5" style:family="graphic" style:parent-style-name="objectwithoutfill">
      <style:graphic-properties svg:stroke-color="#000000" draw:marker-end="Arrow" draw:marker-end-width="0.3cm" draw:fill="none" draw:fill-color="#ffffff" draw:fill-image-width="0cm" draw:fill-image-height="0cm" draw:textarea-vertical-align="middle"/>
    </style:style>
    <style:style style:name="gr6" style:family="graphic" style:parent-style-name="objectwithoutfill">
      <style:graphic-properties svg:stroke-color="#000000" draw:marker-start="Arrow" draw:marker-start-width="0.305cm" draw:marker-end="" draw:marker-end-width="0.3cm" draw:fill="none" draw:fill-color="#ffffff" draw:fill-image-width="0cm" draw:fill-image-height="0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fo:min-height="0.42cm"/>
    </style:style>
    <style:style style:name="gr8" style:family="graphic" style:parent-style-name="objectwithoutfill">
      <style:graphic-properties svg:stroke-color="#000000" draw:marker-end="Arrow" draw:marker-end-width="0.305cm" draw:fill="none" draw:fill-color="#ffffff" draw:fill-image-width="0cm" draw:fill-image-height="0cm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47cm" fo:min-width="4.284cm"/>
    </style:style>
    <style:style style:name="gr11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fill-image-width="0cm" draw:fill-image-height="0cm"/>
      <style:paragraph-properties fo:text-align="center"/>
      <style:text-properties style:font-name="CMU Serif" fo:font-size="10pt" style:font-size-asian="10pt" style:font-size-complex="10pt"/>
    </style:style>
    <style:style style:name="P3" style:family="paragraph">
      <loext:graphic-properties draw:fill="none" draw:fill-color="#ffffff" draw:fill-image-width="0cm" draw:fill-image-height="0cm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paragraph-properties fo:text-align="center"/>
      <style:text-properties style:font-name="CMU Serif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CMU Serif" fo:font-size="10pt" style:font-size-asian="10pt" style:font-size-complex="10pt"/>
    </style:style>
    <style:style style:name="P7" style:family="paragraph">
      <loext:graphic-properties draw:fill="none" draw:fill-color="#ffffff"/>
      <style:text-properties style:font-name="CMU Serif" fo:font-size="10pt" style:font-size-asian="10pt" style:font-size-complex="10pt"/>
    </style:style>
    <style:style style:name="T1" style:family="text">
      <style:text-properties style:font-name="CMU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5.08cm" svg:height="1.016cm" svg:x="5.191cm" svg:y="1cm">
          <text:p text:style-name="P1"><text:span text:style-name="T1">execut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5.08cm" svg:height="1.016cm" svg:x="5.191cm" svg:y="9.128cm">
          <text:p text:style-name="P1"><text:span text:style-name="T1">add instruction to front of</text:span></text:p>
          <text:p text:style-name="P1"><text:span text:style-name="T1">list of active instru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5.08cm" svg:height="1.016cm" svg:x="5.191cm" svg:y="3.032cm">
          <text:p text:style-name="P1"><text:span text:style-name="T1">fetch instruction</text:span></text:p>
          <text:p text:style-name="P1"><text:span text:style-name="T1">from instruction memo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5.08cm" svg:height="1.016cm" svg:x="5.191cm" svg:y="11.16cm">
          <text:p text:style-name="P1"><text:span text:style-name="T1">get last instruction of</text:span></text:p>
          <text:p text:style-name="P1"><text:span text:style-name="T1">list of active instru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5.08cm" svg:height="1.016cm" svg:x="5.191cm" svg:y="5.064cm">
          <text:p text:style-name="P1"><text:span text:style-name="T1">instruction status = INI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5.08cm" svg:height="2.54cm" svg:x="5.191cm" svg:y="13.192cm">
          <text:p text:style-name="P1"><text:span text:style-name="T1">major opcode</text:span></text:p>
          <text:p text:style-name="P1"><text:span text:style-name="T1">!= CFLOW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8" draw:id="id8" draw:layer="layout" svg:width="5.08cm" svg:height="2.54cm" svg:x="5.191cm" svg:y="16.748cm">
          <text:p text:style-name="P1"><text:span text:style-name="T1">instruction status</text:span></text:p>
          <text:p text:style-name="P1"><text:span text:style-name="T1">&lt; stall_barri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" draw:id="id1" draw:layer="layout" svg:width="5.08cm" svg:height="2.54cm" svg:x="5.191cm" svg:y="20.304cm">
          <text:p text:style-name="P1"><text:span text:style-name="T1">case instruction stat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4" draw:id="id4" draw:layer="layout" svg:width="2.794cm" svg:height="1.016cm" svg:x="1.762cm" svg:y="24.241cm">
          <text:p text:style-name="P1"><text:span text:style-name="T1">cond_exec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xml:id="id3" draw:id="id3" draw:layer="layout" svg:width="2.794cm" svg:height="1.016cm" svg:x="4.81cm" svg:y="24.241cm">
          <text:p text:style-name="P1"><text:span text:style-name="T1">scp_read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xml:id="id2" draw:id="id2" draw:layer="layout" svg:width="2.794cm" svg:height="1.016cm" svg:x="7.858cm" svg:y="24.241cm">
          <text:p text:style-name="P1"><text:span text:style-name="T1">exec_op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xml:id="id5" draw:id="id5" draw:layer="layout" svg:width="2.794cm" svg:height="1.016cm" svg:x="10.906cm" svg:y="24.241cm">
          <text:p text:style-name="P1"><text:span text:style-name="T1">scp_write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2" xml:id="id6" draw:id="id6" draw:layer="layout" svg:width="2.794cm" svg:height="1.016cm" svg:x="13.954cm" svg:y="24.241cm">
          <text:p text:style-name="P1"><text:span text:style-name="T1">ccr_write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3" draw:layer="layout" svg:x1="7.731cm" svg:y1="22.844cm" svg:x2="9.255cm" svg:y2="24.241cm" draw:start-shape="id1" draw:start-glue-point="6" draw:end-shape="id2" draw:end-glue-point="0" svg:d="M7731 22844v699h1524v698" svg:viewBox="0 0 1525 1398">
          <text:p/>
        </draw:connector>
        <draw:connector draw:style-name="gr6" draw:text-style-name="P3" draw:layer="layout" svg:x1="6.207cm" svg:y1="24.241cm" svg:x2="7.731cm" svg:y2="22.844cm" draw:start-shape="id3" draw:start-glue-point="0" draw:end-shape="id1" draw:end-glue-point="6" svg:d="M6207 24241v-698h1524v-699" svg:viewBox="0 0 1525 1398">
          <text:p/>
        </draw:connector>
        <draw:connector draw:style-name="gr6" draw:text-style-name="P3" draw:layer="layout" svg:x1="3.159cm" svg:y1="24.241cm" svg:x2="7.731cm" svg:y2="22.844cm" draw:start-shape="id4" draw:start-glue-point="0" draw:end-shape="id1" draw:end-glue-point="6" svg:d="M3159 24241v-698h4572v-699" svg:viewBox="0 0 4573 1398">
          <text:p/>
        </draw:connector>
        <draw:connector draw:style-name="gr6" draw:text-style-name="P3" draw:layer="layout" svg:x1="12.303cm" svg:y1="24.241cm" svg:x2="7.731cm" svg:y2="22.844cm" draw:start-shape="id5" draw:start-glue-point="0" draw:end-shape="id1" draw:end-glue-point="6" svg:d="M12303 24241v-698h-4572v-699" svg:viewBox="0 0 4573 1398">
          <text:p/>
        </draw:connector>
        <draw:connector draw:style-name="gr6" draw:text-style-name="P3" draw:layer="layout" svg:x1="15.351cm" svg:y1="24.241cm" svg:x2="7.731cm" svg:y2="22.844cm" draw:start-shape="id6" draw:start-glue-point="0" draw:end-shape="id1" draw:end-glue-point="6" svg:d="M15351 24241v-698h-7620v-699" svg:viewBox="0 0 7621 1398">
          <text:p/>
        </draw:connector>
        <draw:frame draw:style-name="gr7" draw:text-style-name="P4" draw:layer="layout" svg:width="2.54cm" svg:height="0.67cm" svg:x="1.889cm" svg:y="22.946cm">
          <draw:text-box>
            <text:p text:style-name="P1"><text:span text:style-name="T1">INIT</text:span></text:p>
          </draw:text-box>
        </draw:frame>
        <draw:frame draw:style-name="gr7" draw:text-style-name="P4" draw:layer="layout" svg:width="2.54cm" svg:height="0.67cm" svg:x="4.937cm" svg:y="22.936cm">
          <draw:text-box>
            <text:p text:style-name="P1"><text:span text:style-name="T1">SCP_READ</text:span></text:p>
          </draw:text-box>
        </draw:frame>
        <draw:frame draw:style-name="gr7" draw:text-style-name="P4" draw:layer="layout" svg:width="2.54cm" svg:height="0.67cm" svg:x="7.985cm" svg:y="22.936cm">
          <draw:text-box>
            <text:p text:style-name="P1"><text:span text:style-name="T1">EXECUTE</text:span></text:p>
          </draw:text-box>
        </draw:frame>
        <draw:frame draw:style-name="gr7" draw:text-style-name="P4" draw:layer="layout" svg:width="2.794cm" svg:height="0.67cm" svg:x="10.906cm" svg:y="22.936cm">
          <draw:text-box>
            <text:p text:style-name="P1"><text:span text:style-name="T1">SCP_WRITE</text:span></text:p>
          </draw:text-box>
        </draw:frame>
        <draw:frame draw:style-name="gr7" draw:text-style-name="P4" draw:layer="layout" svg:width="2.54cm" svg:height="0.67cm" svg:x="14.081cm" svg:y="22.936cm">
          <draw:text-box>
            <text:p text:style-name="P1"><text:span text:style-name="T1">TRY_CCR</text:span></text:p>
          </draw:text-box>
        </draw:frame>
        <draw:connector draw:style-name="gr5" draw:text-style-name="P3" draw:layer="layout" svg:x1="7.731cm" svg:y1="15.732cm" svg:x2="7.731cm" svg:y2="16.748cm" draw:start-shape="id7" draw:start-glue-point="6" draw:end-shape="id8" draw:end-glue-point="4" svg:d="M7731 15732v1016" svg:viewBox="0 0 1 1017">
          <text:p/>
        </draw:connector>
        <draw:connector draw:style-name="gr5" draw:text-style-name="P3" draw:layer="layout" svg:x1="7.731cm" svg:y1="19.288cm" svg:x2="7.731cm" svg:y2="20.304cm" draw:start-shape="id8" draw:start-glue-point="6" draw:end-shape="id1" draw:end-glue-point="4" svg:d="M7731 19288v1016" svg:viewBox="0 0 1 1017">
          <text:p/>
        </draw:connector>
        <draw:polyline draw:style-name="gr8" draw:text-style-name="P3" draw:layer="layout" svg:width="11.983cm" svg:height="17.322cm" draw:transform="rotate (1.10706234454) translate (-3.01371988983268cm 24.1387066888071cm)" svg:viewBox="0 0 11984 17323" draw:points="6419,17323 0,4488 8973,0 11984,6020">
          <text:p/>
        </draw:polyline>
        <draw:line draw:style-name="gr5" draw:text-style-name="P3" draw:layer="layout" svg:x1="3.159cm" svg:y1="25.257cm" svg:x2="3.159cm" svg:y2="26.146cm">
          <text:p/>
        </draw:line>
        <draw:line draw:style-name="gr5" draw:text-style-name="P3" draw:layer="layout" svg:x1="6.207cm" svg:y1="25.257cm" svg:x2="6.207cm" svg:y2="26.146cm">
          <text:p/>
        </draw:line>
        <draw:line draw:style-name="gr5" draw:text-style-name="P3" draw:layer="layout" svg:x1="9.255cm" svg:y1="25.257cm" svg:x2="9.255cm" svg:y2="26.146cm">
          <text:p/>
        </draw:line>
        <draw:line draw:style-name="gr5" draw:text-style-name="P3" draw:layer="layout" svg:x1="12.303cm" svg:y1="25.257cm" svg:x2="12.303cm" svg:y2="26.146cm">
          <text:p/>
        </draw:line>
        <draw:line draw:style-name="gr5" draw:text-style-name="P3" draw:layer="layout" svg:x1="15.351cm" svg:y1="25.257cm" svg:x2="15.351cm" svg:y2="26.146cm">
          <text:p/>
        </draw:line>
        <draw:custom-shape draw:style-name="gr2" draw:text-style-name="P2" xml:id="id12" draw:id="id12" draw:layer="layout" svg:width="5.08cm" svg:height="1.016cm" svg:x="5.191cm" svg:y="7.096cm">
          <text:p text:style-name="P1"><text:span text:style-name="T1">instruction pipeline_stage = 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5.08cm" svg:height="1.016cm" svg:x="18.78cm" svg:y="2.524cm">
          <text:p text:style-name="P1"><text:span text:style-name="T1">instruction pipeline_stage += 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6" draw:id="id16" draw:layer="layout" svg:width="5.08cm" svg:height="2.54cm" svg:x="18.78cm" svg:y="4.556cm">
          <text:p text:style-name="P1"><text:span text:style-name="T1">pipeline_stage &gt;=</text:span></text:p>
          <text:p text:style-name="P1"><text:span text:style-name="T1">CCR_write_stag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7" draw:id="id17" draw:layer="layout" svg:width="5.08cm" svg:height="1.016cm" svg:x="18.78cm" svg:y="8.112cm">
          <text:p text:style-name="P1"><text:span text:style-name="T1">stall_barrier = INI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8" draw:id="id18" draw:layer="layout" svg:width="5.08cm" svg:height="2.54cm" svg:x="18.78cm" svg:y="10.144cm">
          <text:p text:style-name="P1"><text:span text:style-name="T1">instruction status</text:span></text:p>
          <text:p text:style-name="P1"><text:span text:style-name="T1">== COMPLE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5.08cm" svg:height="1.016cm" svg:x="18.78cm" svg:y="13.7cm">
          <text:p text:style-name="P1"><text:span text:style-name="T1">delete instruction from</text:span></text:p>
          <text:p text:style-name="P1"><text:span text:style-name="T1">list of active instruc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5.08cm" svg:height="1.016cm" svg:x="18.78cm" svg:y="13.7cm">
          <text:p text:style-name="P1"><text:span text:style-name="T1">delete instruction from</text:span></text:p>
          <text:p text:style-name="P1"><text:span text:style-name="T1">list of active instruc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0" draw:id="id20" draw:layer="layout" svg:width="5.08cm" svg:height="2.54cm" svg:x="18.78cm" svg:y="15.732cm">
          <text:p text:style-name="P1"><text:span text:style-name="T1">any items left in list of</text:span></text:p>
          <text:p text:style-name="P1"><text:span text:style-name="T1">active instruction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1" draw:id="id21" draw:layer="layout" svg:width="5.08cm" svg:height="1.016cm" svg:x="18.78cm" svg:y="19.288cm">
          <text:p text:style-name="P1"><text:span text:style-name="T1">get previous instruction from</text:span></text:p>
          <text:p text:style-name="P1"><text:span text:style-name="T1">list of active instructions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731cm" svg:y1="2.016cm" svg:x2="7.731cm" svg:y2="3.032cm" draw:start-shape="id9" draw:start-glue-point="2" draw:end-shape="id10" draw:end-glue-point="0" svg:d="M7731 2016v1016" svg:viewBox="0 0 1 1017">
          <text:p/>
        </draw:connector>
        <draw:connector draw:style-name="gr9" draw:text-style-name="P5" draw:layer="layout" svg:x1="7.731cm" svg:y1="4.048cm" svg:x2="7.731cm" svg:y2="5.064cm" draw:start-shape="id10" draw:start-glue-point="2" draw:end-shape="id11" draw:end-glue-point="0" svg:d="M7731 4048v1016" svg:viewBox="0 0 1 1017">
          <text:p/>
        </draw:connector>
        <draw:connector draw:style-name="gr9" draw:text-style-name="P5" draw:layer="layout" svg:x1="7.731cm" svg:y1="6.08cm" svg:x2="7.731cm" svg:y2="7.096cm" draw:start-shape="id11" draw:start-glue-point="2" draw:end-shape="id12" draw:end-glue-point="0" svg:d="M7731 6080v1016" svg:viewBox="0 0 1 1017">
          <text:p/>
        </draw:connector>
        <draw:connector draw:style-name="gr9" draw:text-style-name="P5" draw:layer="layout" svg:x1="7.731cm" svg:y1="8.112cm" svg:x2="7.731cm" svg:y2="9.128cm" draw:start-shape="id12" draw:start-glue-point="2" draw:end-shape="id13" draw:end-glue-point="0" svg:d="M7731 8112v1016" svg:viewBox="0 0 1 1017">
          <text:p/>
        </draw:connector>
        <draw:connector draw:style-name="gr9" draw:text-style-name="P5" draw:layer="layout" svg:x1="7.731cm" svg:y1="10.144cm" svg:x2="7.731cm" svg:y2="11.16cm" draw:start-shape="id13" draw:start-glue-point="2" draw:end-shape="id14" draw:end-glue-point="0" svg:d="M7731 10144v1016" svg:viewBox="0 0 1 1017">
          <text:p/>
        </draw:connector>
        <draw:connector draw:style-name="gr9" draw:text-style-name="P5" draw:layer="layout" svg:x1="7.731cm" svg:y1="12.176cm" svg:x2="7.731cm" svg:y2="13.192cm" draw:start-shape="id14" draw:start-glue-point="2" draw:end-shape="id7" draw:end-glue-point="4" svg:d="M7731 12176v1016" svg:viewBox="0 0 1 1017">
          <text:p/>
        </draw:connector>
        <draw:connector draw:style-name="gr9" draw:text-style-name="P5" draw:layer="layout" svg:x1="21.32cm" svg:y1="3.54cm" svg:x2="21.32cm" svg:y2="4.556cm" draw:start-shape="id15" draw:start-glue-point="2" draw:end-shape="id16" draw:end-glue-point="4" svg:d="M21320 3540v1016" svg:viewBox="0 0 1 1017">
          <text:p/>
        </draw:connector>
        <draw:connector draw:style-name="gr9" draw:text-style-name="P5" draw:layer="layout" svg:x1="21.32cm" svg:y1="7.096cm" svg:x2="21.32cm" svg:y2="8.112cm" draw:start-shape="id16" draw:start-glue-point="6" draw:end-shape="id17" draw:end-glue-point="0" svg:d="M21320 7096v1016" svg:viewBox="0 0 1 1017">
          <text:p/>
        </draw:connector>
        <draw:connector draw:style-name="gr9" draw:text-style-name="P5" xml:id="id22" draw:id="id22" draw:layer="layout" svg:x1="21.32cm" svg:y1="9.128cm" svg:x2="21.32cm" svg:y2="10.144cm" draw:start-shape="id17" draw:start-glue-point="2" draw:end-shape="id18" draw:end-glue-point="4" svg:d="M21320 9128v1016" svg:viewBox="0 0 1 1017">
          <text:p/>
        </draw:connector>
        <draw:connector draw:style-name="gr9" draw:text-style-name="P5" draw:layer="layout" svg:x1="21.32cm" svg:y1="12.684cm" svg:x2="21.32cm" svg:y2="13.7cm" draw:start-shape="id18" draw:start-glue-point="6" draw:end-shape="id19" draw:end-glue-point="0" svg:d="M21320 12684v1016" svg:viewBox="0 0 1 1017">
          <text:p/>
        </draw:connector>
        <draw:connector draw:style-name="gr9" draw:text-style-name="P5" xml:id="id23" draw:id="id23" draw:layer="layout" svg:x1="21.32cm" svg:y1="14.716cm" svg:x2="21.32cm" svg:y2="15.732cm" draw:start-shape="id19" draw:start-glue-point="2" draw:end-shape="id20" draw:end-glue-point="4" svg:d="M21320 14716v1016" svg:viewBox="0 0 1 1017">
          <text:p/>
        </draw:connector>
        <draw:connector draw:style-name="gr9" draw:text-style-name="P5" draw:layer="layout" svg:x1="21.32cm" svg:y1="18.272cm" svg:x2="21.32cm" svg:y2="19.288cm" draw:start-shape="id20" draw:start-glue-point="6" draw:end-shape="id21" draw:end-glue-point="0" svg:d="M21320 18272v1016" svg:viewBox="0 0 1 1017">
          <text:p/>
        </draw:connector>
        <draw:connector draw:style-name="gr9" draw:text-style-name="P5" draw:layer="layout" svg:x1="23.86cm" svg:y1="5.826cm" svg:x2="21.32cm" svg:y2="9.636cm" draw:start-shape="id16" draw:start-glue-point="7" draw:end-shape="id22" draw:end-glue-point="0" svg:d="M23860 5826h502v3810h-3042" svg:viewBox="0 0 3043 3811">
          <text:p/>
        </draw:connector>
        <draw:connector draw:style-name="gr9" draw:text-style-name="P5" draw:layer="layout" svg:x1="23.86cm" svg:y1="11.414cm" svg:x2="21.32cm" svg:y2="15.224cm" draw:start-shape="id18" draw:start-glue-point="7" draw:end-shape="id23" draw:end-glue-point="0" svg:d="M23860 11414h502v3810h-3042" svg:viewBox="0 0 3043 3811">
          <text:p/>
        </draw:connector>
        <draw:polyline draw:style-name="gr9" draw:text-style-name="P5" draw:layer="layout" svg:width="15.776cm" svg:height="7.531cm" draw:transform="rotate (2.71992110630796) translate (20.6817672560962cm 22.3617880091154cm)" svg:viewBox="0 0 15777 7532" draw:points="260,2139 0,1559 3476,0 6855,7532 15777,3530">
          <text:p/>
        </draw:polyline>
        <draw:custom-shape draw:style-name="gr10" draw:text-style-name="P2" xml:id="id24" draw:id="id24" draw:layer="layout" svg:width="5.08cm" svg:height="1.016cm" svg:x="23.86cm" svg:y="21.32cm">
          <text:p text:style-name="P1"><text:span text:style-name="T1">end execute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23.86cm" svg:y1="17.002cm" svg:x2="26.4cm" svg:y2="21.32cm" draw:start-shape="id20" draw:start-glue-point="7" draw:end-shape="id24" draw:end-glue-point="0" svg:d="M23860 17002h2540v4318" svg:viewBox="0 0 2541 4319">
          <text:p/>
        </draw:connector>
        <draw:connector draw:style-name="gr9" draw:text-style-name="P5" draw:layer="layout" draw:line-skew="0cm -0.388cm" svg:x1="10.271cm" svg:y1="18.018cm" svg:x2="21.32cm" svg:y2="2.524cm" draw:start-shape="id8" draw:start-glue-point="7" draw:end-shape="id15" draw:end-glue-point="0" svg:d="M10271 18018h4255v-16383h6794v889" svg:viewBox="0 0 11050 16384">
          <text:p/>
        </draw:connector>
        <draw:custom-shape draw:style-name="gr4" draw:text-style-name="P2" xml:id="id25" draw:id="id25" draw:layer="layout" svg:width="2.794cm" svg:height="1.016cm" svg:x="11.033cm" svg:y="13.954cm">
          <text:p text:style-name="P1"><text:span text:style-name="T1">exec_cflow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9" draw:text-style-name="P5" draw:layer="layout" svg:x1="10.271cm" svg:y1="14.462cm" svg:x2="11.033cm" svg:y2="14.462cm" draw:start-shape="id7" draw:start-glue-point="7" draw:end-shape="id25" draw:end-glue-point="3" svg:d="M10271 14462h762" svg:viewBox="0 0 763 1">
          <text:p/>
        </draw:connector>
        <draw:connector draw:style-name="gr9" draw:text-style-name="P5" draw:layer="layout" draw:line-skew="-1.387cm" svg:x1="13.827cm" svg:y1="14.462cm" svg:x2="21.32cm" svg:y2="9.636cm" draw:start-shape="id25" draw:start-glue-point="1" draw:end-shape="id22" draw:end-glue-point="0" svg:d="M13827 14462h2286v-4826h5207" svg:viewBox="0 0 7494 4827">
          <text:p/>
        </draw:connector>
        <draw:frame draw:style-name="gr11" draw:text-style-name="P7" draw:layer="layout" svg:width="1.524cm" svg:height="0.762cm" svg:x="7.604cm" svg:y="15.605cm">
          <draw:text-box>
            <text:p text:style-name="P6"><text:span text:style-name="T1">Yes</text:span></text:p>
          </draw:text-box>
        </draw:frame>
        <draw:frame draw:style-name="gr11" draw:text-style-name="P7" draw:layer="layout" svg:width="1.524cm" svg:height="0.762cm" svg:x="7.604cm" svg:y="19.161cm">
          <draw:text-box>
            <text:p text:style-name="P6"><text:span text:style-name="T1">Yes</text:span></text:p>
          </draw:text-box>
        </draw:frame>
        <draw:frame draw:style-name="gr11" draw:text-style-name="P7" draw:layer="layout" svg:width="1.524cm" svg:height="0.762cm" svg:x="21.193cm" svg:y="6.969cm">
          <draw:text-box>
            <text:p text:style-name="P6"><text:span text:style-name="T1">Yes</text:span></text:p>
          </draw:text-box>
        </draw:frame>
        <draw:frame draw:style-name="gr11" draw:text-style-name="P7" draw:layer="layout" svg:width="1.524cm" svg:height="0.762cm" svg:x="21.193cm" svg:y="12.557cm">
          <draw:text-box>
            <text:p text:style-name="P6"><text:span text:style-name="T1">Yes</text:span></text:p>
          </draw:text-box>
        </draw:frame>
        <draw:frame draw:style-name="gr11" draw:text-style-name="P7" draw:layer="layout" svg:width="1.524cm" svg:height="0.762cm" svg:x="21.193cm" svg:y="18.145cm">
          <draw:text-box>
            <text:p text:style-name="P6"><text:span text:style-name="T1">Yes</text:span></text:p>
          </draw:text-box>
        </draw:frame>
        <draw:frame draw:style-name="gr11" draw:text-style-name="P7" draw:layer="layout" svg:width="1.524cm" svg:height="0.762cm" svg:x="9.763cm" svg:y="13.7cm">
          <draw:text-box>
            <text:p text:style-name="P6"><text:span text:style-name="T1">No</text:span></text:p>
          </draw:text-box>
        </draw:frame>
        <draw:frame draw:style-name="gr11" draw:text-style-name="P7" draw:layer="layout" svg:width="1.524cm" svg:height="0.762cm" svg:x="9.763cm" svg:y="17.256cm">
          <draw:text-box>
            <text:p text:style-name="P6"><text:span text:style-name="T1">No</text:span></text:p>
          </draw:text-box>
        </draw:frame>
        <draw:frame draw:style-name="gr11" draw:text-style-name="P7" draw:layer="layout" svg:width="1.524cm" svg:height="0.762cm" svg:x="23.352cm" svg:y="5.064cm">
          <draw:text-box>
            <text:p text:style-name="P6"><text:span text:style-name="T1">No</text:span></text:p>
          </draw:text-box>
        </draw:frame>
        <draw:frame draw:style-name="gr11" draw:text-style-name="P7" draw:layer="layout" svg:width="1.524cm" svg:height="0.762cm" svg:x="23.352cm" svg:y="10.652cm">
          <draw:text-box>
            <text:p text:style-name="P6"><text:span text:style-name="T1">No</text:span></text:p>
          </draw:text-box>
        </draw:frame>
        <draw:frame draw:style-name="gr11" draw:text-style-name="P7" draw:layer="layout" svg:width="1.524cm" svg:height="0.762cm" svg:x="23.352cm" svg:y="16.24cm">
          <draw:text-box>
            <text:p text:style-name="P6"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0T09:39:52.591303790</meta:creation-date>
    <dc:date>2017-04-11T11:05:19.671640138</dc:date>
    <meta:editing-duration>PT47M22S</meta:editing-duration>
    <meta:editing-cycles>5</meta:editing-cycles>
    <meta:generator>LibreOffice/5.0.6.2$Linux_X86_64 LibreOffice_project/00$Build-2</meta:generator>
    <meta:document-statistic meta:object-count="71"/>
  </office:meta>
</office:document-meta>
</file>